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imbus Mono L" svg:font-family="'Nimbus Mono L'" style:font-family-generic="modern" style:font-pitch="fixed"/>
  </office:font-face-decls>
  <office:automatic-styles>
    <style:style style:name="P1" style:family="paragraph" style:parent-style-name="Preformatted_20_Text">
      <style:text-properties officeooo:paragraph-rsid="000fd7ed"/>
    </style:style>
    <style:style style:name="P2" style:family="paragraph" style:parent-style-name="Preformatted_20_Text">
      <style:text-properties officeooo:paragraph-rsid="001ae261"/>
    </style:style>
    <style:style style:name="P3" style:family="paragraph" style:parent-style-name="Preformatted_20_Text">
      <style:text-properties officeooo:paragraph-rsid="00132074"/>
    </style:style>
    <style:style style:name="P4" style:family="paragraph" style:parent-style-name="Preformatted_20_Text">
      <style:text-properties officeooo:paragraph-rsid="00150427"/>
    </style:style>
    <style:style style:name="P5" style:family="paragraph" style:parent-style-name="Preformatted_20_Text">
      <style:paragraph-properties fo:margin-left="3.752cm" fo:text-indent="0cm" style:auto-text-indent="false"/>
      <style:text-properties officeooo:paragraph-rsid="00132074"/>
    </style:style>
    <style:style style:name="P6" style:family="paragraph" style:parent-style-name="Preformatted_20_Text">
      <style:paragraph-properties fo:margin-left="1.251cm" fo:text-indent="0cm" style:auto-text-indent="false"/>
      <style:text-properties officeooo:paragraph-rsid="00132074"/>
    </style:style>
    <style:style style:name="T1" style:family="text">
      <style:text-properties fo:color="#000000" loext:opacity="100%" fo:font-family="Monospace" style:font-pitch="fixed" fo:font-size="16pt" fo:font-weight="bold" officeooo:rsid="000fd7ed" style:font-size-asian="16pt" style:font-weight-asian="bold" style:font-size-complex="16pt" style:font-weight-complex="bold"/>
    </style:style>
    <style:style style:name="T2" style:family="text">
      <style:text-properties fo:color="#000000" loext:opacity="100%" fo:font-family="Monospace" style:font-pitch="fixed" fo:font-size="11pt" officeooo:rsid="000fd7ed" style:font-size-asian="11pt" style:font-size-complex="11pt"/>
    </style:style>
    <style:style style:name="T3" style:family="text">
      <style:text-properties fo:color="#000000" loext:opacity="100%" fo:font-family="Monospace" style:font-pitch="fixed" fo:font-size="11pt" style:font-size-asian="11pt" style:font-size-complex="11pt"/>
    </style:style>
    <style:style style:name="T4" style:family="text">
      <style:text-properties fo:font-family="Monospace" style:font-pitch="fixed" fo:font-size="11pt" style:font-size-asian="11pt" style:font-size-complex="11pt"/>
    </style:style>
    <style:style style:name="T5" style:family="text">
      <style:text-properties fo:font-family="Monospace" style:font-pitch="fixed" fo:font-size="11pt" officeooo:rsid="000fd7ed" style:font-size-asian="11pt" style:font-size-complex="11pt"/>
    </style:style>
    <style:style style:name="T6" style:family="text">
      <style:text-properties fo:font-family="Monospace" style:font-pitch="fixed" fo:font-size="11pt" officeooo:rsid="001b5968" style:font-size-asian="11pt" style:font-size-complex="11pt"/>
    </style:style>
    <style:style style:name="T7" style:family="text">
      <style:text-properties fo:font-family="Monospace" style:font-pitch="fixed" fo:font-size="11pt" officeooo:rsid="00132074" style:font-size-asian="11pt" style:font-size-complex="11pt"/>
    </style:style>
    <style:style style:name="T8" style:family="text">
      <style:text-properties fo:font-family="Mono" style:font-pitch="fixed" fo:font-size="11pt" officeooo:rsid="000fd7ed" style:font-size-asian="11pt" style:font-size-complex="11pt"/>
    </style:style>
    <style:style style:name="T9" style:family="text">
      <style:text-properties fo:font-family="Monospace" style:font-pitch="fixed" fo:font-size="11pt" officeooo:rsid="0010796d" style:font-size-asian="11pt" style:font-size-complex="11pt"/>
    </style:style>
    <style:style style:name="T10" style:family="text">
      <style:text-properties fo:font-family="Monospace" style:font-pitch="fixed" fo:font-size="11pt" officeooo:rsid="00150427" style:font-size-asian="11pt" style:font-size-complex="11pt"/>
    </style:style>
    <style:style style:name="T11" style:family="text">
      <style:text-properties fo:font-family="Monospace" style:font-pitch="fixed" fo:font-size="11pt" fo:font-weight="bold" officeooo:rsid="001b5968" style:font-size-asian="11pt" style:font-weight-asian="bold" style:font-size-complex="11pt" style:font-weight-complex="bold"/>
    </style:style>
    <style:style style:name="T12" style:family="text">
      <style:text-properties fo:font-family="Monospace" style:font-pitch="fixed" fo:font-size="11pt" fo:font-weight="bold" officeooo:rsid="00132074" style:font-size-asian="11pt" style:font-weight-asian="bold" style:font-size-complex="11pt" style:font-weight-complex="bold"/>
    </style:style>
    <style:style style:name="T13" style:family="text">
      <style:text-properties fo:font-family="Monospace" style:font-pitch="fixed" fo:font-size="11pt" fo:font-style="italic" officeooo:rsid="001b5968" style:font-size-asian="11pt" style:font-style-asian="italic" style:font-size-complex="11pt" style:font-style-complex="italic"/>
    </style:style>
    <style:style style:name="T14" style:family="text">
      <style:text-properties fo:font-family="Monospace" style:font-pitch="fixed" fo:font-size="11pt" fo:font-style="italic" officeooo:rsid="00132074" style:font-size-asian="11pt" style:font-style-asian="italic" style:font-size-complex="11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Take on me</text:span></text:span></text:p>
      <text:p text:style-name="P1"><text:span text:style-name="Source_20_Text"><text:span text:style-name="T2">A-Ha 1985. 3 Mal neu aufgenommen, bis es ein Hit wurde. Wurde ein Hit, weil Morten Harket so gut aussah. </text:span></text:span></text:p>
      <text:p text:style-name="P2"><text:span text:style-name="Source_20_Text"><text:span text:style-name="T3"/></text:span></text:p>
      <text:p text:style-name="Preformatted_20_Text"><text:span text:style-name="Source_20_Text"><text:span text:style-name="T4"><text:s/></text:span></text:span></text:p>
      <text:p text:style-name="P3"><text:span text:style-name="Source_20_Text"><text:span text:style-name="T5">Drums 4 Takte, Keys 8 Takte, dann Melodie</text:span></text:span><text:span text:style-name="Source_20_Text"><text:span text:style-name="T6"><text:tab/><text:tab/><text:tab/><text:tab/><text:tab/></text:span></text:span><text:span text:style-name="Source_20_Text"><text:span text:style-name="T5">169</text:span></text:span><text:span text:style-name="Source_20_Text"><text:span text:style-name="T6"> bpm <text:line-break/></text:span></text:span><text:span text:style-name="Source_20_Text"><text:span text:style-name="T7">Intro: </text:span></text:span></text:p>
      <text:p text:style-name="P3"><text:span text:style-name="Source_20_Text"><text:span text:style-name="T8">hm</text:span></text:span><text:span text:style-name="Source_20_Text"><text:span text:style-name="T5"> E A D </text:span></text:span><text:span text:style-name="Source_20_Text"><text:span text:style-name="T9">A/C#</text:span></text:span><text:span text:style-name="Source_20_Text"><text:span text:style-name="T6"><text:tab/><text:tab/></text:span></text:span><text:span text:style-name="Source_20_Text"><text:span text:style-name="T5">hm E A D </text:span></text:span><text:span text:style-name="Source_20_Text"><text:span text:style-name="T9">A/C#</text:span></text:span><text:span text:style-name="Source_20_Text"><text:span text:style-name="T6"> <text:tab/> <text:s/></text:span></text:span><text:span text:style-name="Source_20_Text"><text:span text:style-name="T9">hm E hm E</text:span></text:span></text:p>
      <text:p text:style-name="Preformatted_20_Text"><text:span text:style-name="Source_20_Text"><text:span text:style-name="T4"><text:s/></text:span></text:span></text:p>
      <text:p text:style-name="P3"><text:span text:style-name="Source_20_Text"><text:span text:style-name="T6">Bm <text:s text:c="8"/>E</text:span></text:span></text:p>
      <text:p text:style-name="P3"><text:span text:style-name="Source_20_Text"><text:span text:style-name="T6">Talking away</text:span></text:span></text:p>
      <text:p text:style-name="P3"><text:span text:style-name="Source_20_Text"><text:span text:style-name="T6">A <text:s text:c="17"/>D <text:s text:c="7"/></text:span></text:span><text:span text:style-name="Source_20_Text"><text:span text:style-name="T10">A/C#</text:span></text:span></text:p>
      <text:p text:style-name="P3"><text:span text:style-name="Source_20_Text"><text:span text:style-name="T6">I don't know what <text:s text:c="3"/>I'm to say</text:span></text:span></text:p>
      <text:p text:style-name="P3"><text:span text:style-name="Source_20_Text"><text:span text:style-name="T6"><text:s text:c="5"/>Bm <text:s text:c="9"/>E</text:span></text:span></text:p>
      <text:p text:style-name="P3"><text:span text:style-name="Source_20_Text"><text:span text:style-name="T6">I'll say it anyway</text:span></text:span></text:p>
      <text:p text:style-name="P4"><text:span text:style-name="Source_20_Text"><text:span text:style-name="T6"><text:s text:c="2"/>A <text:s text:c="13"/>D <text:s text:c="4"/></text:span></text:span><text:span text:style-name="Source_20_Text"><text:span text:style-name="T10">A/C#</text:span></text:span></text:p>
      <text:p text:style-name="P3"><text:span text:style-name="Source_20_Text"><text:span text:style-name="T6">Today's another day to find you</text:span></text:span></text:p>
      <text:p text:style-name="P3"><text:span text:style-name="Source_20_Text"><text:span text:style-name="T6">Bm <text:s text:c="8"/>E <text:s/></text:span></text:span></text:p>
      <text:p text:style-name="P3"><text:span text:style-name="Source_20_Text"><text:span text:style-name="T6"><text:s/>Shying away</text:span></text:span></text:p>
      <text:p text:style-name="P3"><text:span text:style-name="Source_20_Text"><text:span text:style-name="T6">F#m <text:s text:c="23"/>D <text:s/></text:span></text:span></text:p>
      <text:p text:style-name="P3"><text:span text:style-name="Source_20_Text"><text:span text:style-name="T6"><text:s text:c="2"/>I'll be coming for your love, ok? </text:span></text:span></text:p>
      <text:p text:style-name="P3"><text:span text:style-name="Source_20_Text"><text:span text:style-name="T6"/></text:span></text:p>
      <text:p text:style-name="P5"><text:span text:style-name="Source_20_Text"><text:span text:style-name="T11">A <text:s text:c="5"/>E/G# F#m <text:s text:c="3"/>D</text:span></text:span></text:p>
      <text:p text:style-name="P5"><text:span text:style-name="Source_20_Text"><text:span text:style-name="T11">Take <text:s text:c="2"/>on <text:s text:c="2"/>me</text:span></text:span></text:p>
      <text:p text:style-name="P5"><text:span text:style-name="Source_20_Text"><text:span text:style-name="T11">A <text:s text:c="5"/>E/G# F#m <text:s text:c="3"/>D</text:span></text:span></text:p>
      <text:p text:style-name="P5"><text:span text:style-name="Source_20_Text"><text:span text:style-name="T11">Take <text:s text:c="2"/>me <text:s text:c="2"/>on</text:span></text:span></text:p>
      <text:p text:style-name="P5"><text:span text:style-name="Source_20_Text"><text:span text:style-name="T11">A <text:s text:c="5"/>E/G# F#m <text:s text:c="3"/>D</text:span></text:span></text:p>
      <text:p text:style-name="P5"><text:span text:style-name="Source_20_Text"><text:span text:style-name="T11">I'll <text:s text:c="2"/>be <text:s text:c="2"/>gone</text:span></text:span></text:p>
      <text:p text:style-name="P5"><text:span text:style-name="Source_20_Text"><text:span text:style-name="T11"><text:s text:c="12"/>A <text:s text:c="2"/>E/G# <text:s text:c="2"/>D <text:s text:c="2"/>E<text:line-break/>In a day or two..</text:span></text:span><text:span text:style-name="Source_20_Text"><text:span text:style-name="T6">. </text:span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>So needless to say</text:span></text:span></text:p>
      <text:p text:style-name="P3"><text:span text:style-name="Source_20_Text"><text:span text:style-name="T6">I'm odds and ends, but that's me, <text:s/></text:span></text:span></text:p>
      <text:p text:style-name="P3"><text:span text:style-name="Source_20_Text"><text:span text:style-name="T6">stumbling away</text:span></text:span></text:p>
      <text:p text:style-name="P3"><text:span text:style-name="Source_20_Text"><text:span text:style-name="T6"><text:s/>learning that life is ok and</text:span></text:span></text:p>
      <text:p text:style-name="P3"><text:span text:style-name="Source_20_Text"><text:span text:style-name="T6">Say after me</text:span></text:span></text:p>
      <text:p text:style-name="P3"><text:span text:style-name="Source_20_Text"><text:span text:style-name="T6">It's no better to be safe than sorry and</text:span></text:span></text:p>
      <text:p text:style-name="P3"><text:span text:style-name="Source_20_Text"><text:span text:style-name="T6"/></text:span></text:p>
      <text:p text:style-name="P3"><text:span text:style-name="Source_20_Text"><text:span text:style-name="T6"><text:tab/><text:tab/><text:tab/></text:span></text:span><text:span text:style-name="Source_20_Text"><text:span text:style-name="T12">Chorus</text:span></text:span></text:p>
      <text:p text:style-name="P3"><text:span text:style-name="Source_20_Text"><text:span text:style-name="T6"/></text:span></text:p>
      <text:p text:style-name="P6"><text:span text:style-name="Source_20_Text"><text:span text:style-name="T13">c#m c#m G G <text:s text:c="3"/>c#m c#m G G hm hm E E </text:span></text:span></text:p>
      <text:p text:style-name="P6"><text:span text:style-name="Source_20_Text"><text:span text:style-name="T13"/></text:span></text:p>
      <text:p text:style-name="P6"><text:span text:style-name="Source_20_Text"><text:span text:style-name="T13">Melodie </text:span></text:span><text:span text:style-name="Source_20_Text"><text:span text:style-name="T14">2x erster Teil </text:span></text:span><text:span text:style-name="Source_20_Text"><text:span text:style-name="T13">ohne Chords</text:span></text:span></text:p>
      <text:p text:style-name="P6"><text:span text:style-name="Source_20_Text"><text:span text:style-name="T6"><text:line-break/>hm E A D A/C#<text:tab/><text:tab/>hm E A D A/C# <text:tab/> <text:s/>hm E hm E</text:span></text:span></text:p>
      <text:p text:style-name="P3"><text:span text:style-name="Source_20_Text"><text:span text:style-name="T6"/></text:span></text:p>
      <text:p text:style-name="P3"><text:span text:style-name="Source_20_Text"><text:span text:style-name="T6">And all things that you say<text:line-break/> <text:s/>Is it life or just to play<text:line-break/>My worries away?<text:line-break/>You're all the things I've got to remember<text:line-break/> <text:s/>You're shying away<text:line-break/>I'll be coming for you anyway </text:span></text:span></text:p>
      <text:p text:style-name="P3"><text:span text:style-name="Source_20_Text"><text:span text:style-name="T6"/></text:span></text:p>
      <text:p text:style-name="P3"><text:span text:style-name="Source_20_Text"><text:span text:style-name="T6"><text:tab/><text:tab/><text:tab/></text:span></text:span><text:span text:style-name="Source_20_Text"><text:span text:style-name="T12">Chorus x2<text:line-break/><text:line-break/><text:tab/><text:tab/><text:tab/>A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imbus Mono L" svg:font-family="'Nimbus Mono L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9T14:18:35.645440300</meta:creation-date>
    <meta:generator>LibreOffice/25.2.6.2$Windows_X86_64 LibreOffice_project/729c5bfe710f5eb71ed3bbde9e06a6065e9c6c5d</meta:generator>
    <dc:date>2025-11-09T17:14:02.132114600</dc:date>
    <meta:editing-duration>PT50M55S</meta:editing-duration>
    <meta:editing-cycles>4</meta:editing-cycles>
    <meta:print-date>2025-11-09T16:35:36.232506700</meta:print-date>
    <meta:document-statistic meta:table-count="0" meta:image-count="0" meta:object-count="0" meta:page-count="1" meta:paragraph-count="37" meta:word-count="220" meta:character-count="1101" meta:non-whitespace-character-count="714"/>
  </office:meta>
</office:document-meta>
</file>